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float" office:value="0.6711">
            <text:p>0.67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0.47597">
            <text:p>0.47597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0.38753">
            <text:p>0.38753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0.33856">
            <text:p>0.33856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0.30253">
            <text:p>0.30253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0.27729">
            <text:p>0.2772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>
            <draw:frame table:end-cell-address="Sheet1.I28" table:end-x="0.716cm" table:end-y="0.318cm" draw:z-index="0" draw:style-name="gr1" svg:width="16.45cm" svg:height="8.74cm" svg:x="0.073cm" svg:y="0.048cm">
              <draw:object draw:notify-on-update-of-ranges="Sheet1.B1:Sheet1.B6 Sheet1.C1:Sheet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DejaVu Sans" style:language-asian="ja" style:country-asian="JP" style:font-name-complex="TakaoPGothic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2011/08/29</text:date>, <text:time>07:20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sue </meta:initial-creator>
    <meta:creation-date>2011-08-29T07:17:22</meta:creation-date>
    <dc:date>2011-08-29T07:20:48</dc:date>
    <dc:creator>alisue </dc:creator>
    <meta:editing-duration>PT3M26S</meta:editing-duration>
    <meta:editing-cycles>1</meta:editing-cycles>
    <meta:document-statistic meta:table-count="3" meta:cell-count="12" meta:object-count="1"/>
    <meta:generator>LibreOffice/3.3$Linux LibreOffice_project/330m19$Build-3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51cm" svg:height="8.741cm" xlink:href=".." xlink:type="simple" chart:class="chart:scatter" chart:style-name="ch1">
        <chart:legend chart:legend-position="end" svg:x="12.874cm" svg:y="3.877cm" chart:style-name="ch2"/>
        <chart:plot-area chart:style-name="ch3" table:cell-range-address="Sheet1.B1:Sheet1.C6" svg:x="0.779cm" svg:y="0.831cm" svg:width="11.437cm" svg:height="7.316cm">
          <chartooo:coordinate-region svg:x="1.453cm" svg:y="1.017cm" svg:width="10.51cm" svg:height="6.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6" chart:class="chart:scatter">
            <chart:domain table:cell-range-address="Sheet1.B1:Sheet1.B6"/>
            <chart:regression-curve chart:style-name="ch7">
              <chart:equation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11">
                <text:p>0.6711</text:p>
                <draw:g>
                  <svg:desc>Sheet1.B1:Sheet1.B6</svg:desc>
                </draw:g>
              </table:table-cell>
              <table:table-cell office:value-type="float" office:value="10">
                <text:p>10</text:p>
                <draw:g>
                  <svg:desc>Sheet1.C1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597">
                <text:p>0.475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753">
                <text:p>0.387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856">
                <text:p>0.338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253">
                <text:p>0.302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729">
                <text:p>0.2772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